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96eb" officeooo:paragraph-rsid="001896eb"/>
    </style:style>
    <style:style style:name="P2" style:family="paragraph" style:parent-style-name="Standard">
      <style:paragraph-properties fo:line-height="200%"/>
      <style:text-properties officeooo:rsid="001896eb" officeooo:paragraph-rsid="001896eb"/>
    </style:style>
    <style:style style:name="T1" style:family="text">
      <style:text-properties officeooo:rsid="001a387d"/>
    </style:style>
    <style:style style:name="T2" style:family="text">
      <style:text-properties officeooo:rsid="002787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Cordaro</text:p>
      <text:p text:style-name="P1">Jack Barry</text:p>
      <text:p text:style-name="P1">AI Project Milestone</text:p>
      <text:p text:style-name="P1"/>
      <text:p text:style-name="P1"/>
      <text:p text:style-name="P2"><text:tab/><text:span text:style-name="T1">For our project we are attempting to make a program that will take in a data set of songs and their attributes, and recommend songs based upon an initial set of questions that will roughly determine a users musical preferences. Our model will be similar to Pandora’s radio station in the sense that users will be able to ‘approve’ or ‘disapprove’ of our models recommendation and receive a new recommendation from the system. We plan to accomplish this using the Knn technique, however, we are also interested to see in how the model will change it’s level of ‘correctness’ in regards to recommending songs similar to the musical tastes of the user based on the algorithm implemented. We are using a training set of 10,000 songs and have reduced the number of dimensions to 10. We believe these 10 are all that will be needed for us to create our model, however, as we begin to test we may find that adding or removing certain dimensions might impact the models correctness. We predict that scaling up the data set will pose some issues since we are running our model on pretty standard laptops. If scaling begins to pose problems in terms of performance, we may need to back track and reduce our training set so that our model can actually work with the testing data-set. </text:span></text:p>
      <text:p text:style-name="P2"><text:tab/><text:span text:style-name="T2">A potential problem we may face is getting the users input to change the models behavior. In class we often times just run the data-set through whichever algorithm we are learning at the time and analyze the output, however, the models recommendation is based off of the user ‘thumbs upping’ or ‘thumbs downing’ a song recommendation and potentially telling the system why; ie: ‘Don’t like the genre’, ‘Too happy’, ‘Too sad’, ‘No reason, just don’t like the song’. So taking in that input and then applying it to the Knn algorithm will require some research on our 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21:04:22.524000000</meta:creation-date>
    <dc:date>2016-11-15T21:41:07.463000000</dc:date>
    <meta:editing-duration>PT36M37S</meta:editing-duration>
    <meta:editing-cycles>16</meta:editing-cycles>
    <meta:generator>LibreOffice/5.1.4.2$Windows_x86 LibreOffice_project/f99d75f39f1c57ebdd7ffc5f42867c12031db97a</meta:generator>
    <meta:document-statistic meta:table-count="0" meta:image-count="0" meta:object-count="0" meta:page-count="1" meta:paragraph-count="5" meta:word-count="330" meta:character-count="1888" meta:non-whitespace-character-count="1559"/>
  </office:meta>
</office:document-meta>
</file>